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ceOnlyController.OnceOnly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nceOnlyController.iterationStart( LoopIterat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nceOnlyController.next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